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" style:family="paragraph" style:parent-style-name="Title" style:master-page-name="Standard">
      <style:paragraph-properties fo:margin-top="0cm" fo:margin-bottom="0cm" style:page-number="auto"/>
      <style:text-properties style:font-name="Times New Roman"/>
    </style:style>
    <style:style style:name="P3" style:family="paragraph" style:parent-style-name="List_20_Bullet">
      <style:paragraph-properties fo:margin-top="0cm" fo:margin-bottom="0cm"/>
      <style:text-properties style:font-name="Times New Roman" fo:font-size="10pt" style:font-size-asian="10pt" style:font-size-complex="10pt"/>
    </style:style>
    <style:style style:name="P4" style:family="paragraph" style:parent-style-name="List_20_Bullet" style:list-style-name="L2">
      <style:paragraph-properties fo:margin-top="0cm" fo:margin-bottom="0cm"/>
      <style:text-properties style:font-name="Times New Roman" fo:font-size="10pt" style:font-size-asian="10pt" style:font-size-complex="10pt"/>
    </style:style>
    <style:style style:name="P5" style:family="paragraph" style:parent-style-name="List_20_Bullet" style:list-style-name="L3">
      <style:paragraph-properties fo:margin-top="0cm" fo:margin-bottom="0cm"/>
      <style:text-properties style:font-name="Times New Roman" fo:font-size="10pt" style:font-size-asian="10pt" style:font-size-complex="10pt"/>
    </style:style>
    <style:style style:name="P6" style:family="paragraph" style:parent-style-name="List_20_Bullet" style:list-style-name="L4">
      <style:paragraph-properties fo:margin-top="0cm" fo:margin-bottom="0cm"/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margin-top="0cm" fo:margin-bottom="0cm"/>
      <style:text-properties style:font-name="Times New Roman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B Volunteer Outreach</text:p>
      <text:p text:style-name="P7"/>
      <text:list xml:id="list9162225994767144717" text:style-name="Outline">
        <text:list-item>
          <text:p text:style-name="P1">Purpose</text:p>
        </text:list-item>
      </text:list>
      <text:p text:style-name="P8">Focuses on connecting with woke university students, open-source developers, and mission-driven technologists who align with GroupBuild’s goals. Strategy involvies direct outreach, public visibility campaigns, and community-building efforts.</text:p>
      <text:p text:style-name="P8"/>
      <text:list xml:id="list43381497" text:continue-numbering="true" text:style-name="Outline">
        <text:list-item>
          <text:p text:style-name="P1">Outreach Tasks</text:p>
        </text:list-item>
      </text:list>
      <text:list xml:id="list6962628066956653799" text:style-name="L2">
        <text:list-item>
          <text:p text:style-name="P4">Email professors and capstone coordinators (20-departments, globally)</text:p>
        </text:list-item>
        <text:list-item>
          <text:p text:style-name="P4">Post refined project briefs with 'issue hooks” on GitHub</text:p>
        </text:list-item>
        <text:list-item>
          <text:p text:style-name="P4">Submit posts to relevant Reddit communities (see 4. Key Message Points)</text:p>
        </text:list-item>
        <text:list-item>
          <text:p text:style-name="P4">Add 'Get Involved' page to GroupBuild demo/test site, with links to volunteer intake form and GitHub</text:p>
        </text:list-item>
        <text:list-item>
          <text:p text:style-name="P4">Create Substack and Medium posts to share the vision behind GroupBuild</text:p>
        </text:list-item>
        <text:list-item>
          <text:p text:style-name="P4">Open Invite to <text:span text:style-name="T1">public</text:span> version of GroupBuild Discord server, seed conversations</text:p>
        </text:list-item>
      </text:list>
      <text:p text:style-name="P3"/>
      <text:list xml:id="list43407326" text:continue-list="list43381497" text:style-name="Outline">
        <text:list-item>
          <text:p text:style-name="P1">Possible Additional Tasks</text:p>
        </text:list-item>
      </text:list>
      <text:list xml:id="list6834466666593203496" text:style-name="L3">
        <text:list-item>
          <text:p text:style-name="P5">Create GitHub public Kanban board to show in-progress issues and roadmap visibility</text:p>
        </text:list-item>
        <text:list-item>
          <text:p text:style-name="P5">Produce short, punchy video introducing GroupBuild's mission and tools</text:p>
        </text:list-item>
        <text:list-item>
          <text:p text:style-name="P5">Add Slack or Discord widgets for easy, real-time peer support and onboarding</text:p>
        </text:list-item>
        <text:list-item>
          <text:p text:style-name="P5">Introduce badge/award system?</text:p>
        </text:list-item>
        <text:list-item>
          <text:p text:style-name="P5">Develop contributor showcase page to highlight work done by volunteers?</text:p>
        </text:list-item>
      </text:list>
      <text:p text:style-name="P3"/>
      <text:list xml:id="list43408535" text:continue-list="list43407326" text:style-name="Outline">
        <text:list-item>
          <text:p text:style-name="P1">Key Message Points</text:p>
        </text:list-item>
      </text:list>
      <text:p text:style-name="P8">Outreach messages reinforce GroupBuild is purpose-driven, anti-authoritarian, technically advanced, and a space where developers make real-world democratic impact. Use phrases like:<text:line-break/>- 'No bosses. No borders. Just purpose.'<text:line-break/>- 'A Capstone for Coders Who Still Believe in People'<text:line-break/>- 'Design tools for the defiant. Join GroupBuild.'</text:p>
      <text:p text:style-name="P8"/>
      <text:list xml:id="list43388914" text:continue-numbering="true" text:style-name="Outline">
        <text:list-item>
          <text:p text:style-name="P1">Best Places to Post Volunteer Invitations</text:p>
        </text:list-item>
      </text:list>
      <text:list xml:id="list6596456868810708599" text:style-name="L4">
        <text:list-item>
          <text:p text:style-name="P6">GitHub (main repo Issues + Discussions tab)</text:p>
        </text:list-item>
        <text:list-item>
          <text:p text:style-name="P6">Reddit: r/opensource, r/civictech, r/privacy, r/democracy, r/AskAcademia</text:p>
        </text:list-item>
        <text:list-item>
          <text:p text:style-name="P6">Discord communities: Open Source Café, Ethical AI, Indie Hackers</text:p>
        </text:list-item>
        <text:list-item>
          <text:p text:style-name="P6">University program boards: Capstone and Co-op Portals (email outreach + posters)</text:p>
        </text:list-item>
        <text:list-item>
          <text:p text:style-name="P6">Hackathons: Devpost, MLH.io, Major Hack Week channels</text:p>
        </text:list-item>
        <text:list-item>
          <text:p text:style-name="P6">LinkedIn posts and DMs to professors and civic tech orgs­-</text:p>
        </text:list-item>
        <text:list-item>
          <text:p text:style-name="P6">Twitter/X: Tag key phrases like #OpenSource #EthicalAI #CivicTech</text:p>
        </text:list-item>
        <text:list-item>
          <text:p text:style-name="P6">Mastodon instances related to FOSS, democracy, and open gov</text:p>
        </text:list-item>
        <text:list-item>
          <text:p text:style-name="P6">Indie Hackers or Product Hunt for niche traction</text:p>
        </text:list-item>
        <text:list-item>
          <text:p text:style-name="P6">Local open data or civic innovation mailing lists and meetup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6-20T23:12:53.12</dc:date>
    <meta:editing-duration>P0D</meta:editing-duration>
    <meta:generator>OpenOffice/4.1.15$Win32 OpenOffice.org_project/4115m2$Build-9813</meta:generator>
    <meta:document-statistic meta:table-count="0" meta:image-count="0" meta:object-count="0" meta:page-count="1" meta:paragraph-count="29" meta:word-count="315" meta:character-count="2123"/>
    <dc:creator>Rick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